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15608e" officeooo:paragraph-rsid="00307247" style:font-style-asian="normal" style:font-style-complex="normal"/>
    </style:style>
    <style:style style:name="P6" style:family="paragraph" style:parent-style-name="Standard">
      <style:text-properties fo:font-style="normal" officeooo:rsid="0015c9b2" officeooo:paragraph-rsid="00307247" style:font-style-asian="normal" style:font-style-complex="normal"/>
    </style:style>
    <style:style style:name="P7" style:family="paragraph" style:parent-style-name="Standard">
      <style:text-properties fo:font-style="normal" officeooo:rsid="00170685" officeooo:paragraph-rsid="00307247" style:font-style-asian="normal" style:font-style-complex="normal"/>
    </style:style>
    <style:style style:name="P8" style:family="paragraph" style:parent-style-name="Standard">
      <style:text-properties fo:font-style="normal" officeooo:rsid="00178c5e" officeooo:paragraph-rsid="00307247" style:font-style-asian="normal" style:font-style-complex="normal"/>
    </style:style>
    <style:style style:name="P9" style:family="paragraph" style:parent-style-name="Standard">
      <style:text-properties fo:font-style="normal" officeooo:rsid="00307247" officeooo:paragraph-rsid="00307247" style:font-style-asian="normal" style:font-style-complex="normal"/>
    </style:style>
    <style:style style:name="P10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11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12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15608e" officeooo:paragraph-rsid="0030724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78c5e" officeooo:paragraph-rsid="00307247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328a78" officeooo:paragraph-rsid="00328a78" style:font-style-asian="normal" style:font-style-complex="normal"/>
    </style:style>
    <style:style style:name="P16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normal" officeooo:rsid="004a90ec" officeooo:paragraph-rsid="004a90e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4a90ec" officeooo:paragraph-rsid="004be894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4be894" officeooo:paragraph-rsid="004be89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4d572b" officeooo:paragraph-rsid="004d572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4d5bc5" officeooo:paragraph-rsid="004d5bc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4f470f" officeooo:paragraph-rsid="004f470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bold" officeooo:rsid="004a90ec" officeooo:paragraph-rsid="004a90ec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text-properties officeooo:rsid="000ac612" officeooo:paragraph-rsid="000ac612"/>
    </style:style>
    <style:style style:name="P26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27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28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29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30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31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32" style:family="paragraph" style:parent-style-name="Standard">
      <style:text-properties officeooo:rsid="000c6720" officeooo:paragraph-rsid="000c6720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2a026f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34b28f" officeooo:paragraph-rsid="0034b28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3561a5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81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82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84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85" style:family="paragraph" style:parent-style-name="Standard">
      <style:text-properties officeooo:rsid="0009d20a" officeooo:paragraph-rsid="0030fe08"/>
    </style:style>
    <style:style style:name="P86" style:family="paragraph" style:parent-style-name="Standard">
      <style:text-properties officeooo:rsid="0002ab6e" officeooo:paragraph-rsid="00337396"/>
    </style:style>
    <style:style style:name="P87" style:family="paragraph" style:parent-style-name="Standard">
      <style:text-properties officeooo:rsid="00328a78" officeooo:paragraph-rsid="00328a78"/>
    </style:style>
    <style:style style:name="P88" style:family="paragraph" style:parent-style-name="Standard">
      <style:text-properties officeooo:rsid="00328a78" officeooo:paragraph-rsid="00365fd4"/>
    </style:style>
    <style:style style:name="P89" style:family="paragraph" style:parent-style-name="Standard">
      <style:text-properties officeooo:rsid="00328a78" officeooo:paragraph-rsid="003711fe"/>
    </style:style>
    <style:style style:name="P90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91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92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93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94" style:family="paragraph" style:parent-style-name="Standard">
      <style:text-properties officeooo:rsid="00337396" officeooo:paragraph-rsid="00365fd4"/>
    </style:style>
    <style:style style:name="P95" style:family="paragraph" style:parent-style-name="Standard">
      <style:paragraph-properties fo:text-align="start" style:justify-single-word="false"/>
      <style:text-properties officeooo:paragraph-rsid="003e6c7f"/>
    </style:style>
    <style:style style:name="P9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officeooo:rsid="00341b7b" officeooo:paragraph-rsid="00341b7b"/>
    </style:style>
    <style:style style:name="P98" style:family="paragraph" style:parent-style-name="Standard">
      <style:text-properties officeooo:rsid="00341b7b" officeooo:paragraph-rsid="003711fe"/>
    </style:style>
    <style:style style:name="P99" style:family="paragraph" style:parent-style-name="Standard">
      <style:text-properties fo:color="#cc0000" officeooo:rsid="00328a78" officeooo:paragraph-rsid="00365fd4"/>
    </style:style>
    <style:style style:name="P100" style:family="paragraph" style:parent-style-name="Standard">
      <style:text-properties fo:color="#dd4814" fo:font-style="italic" officeooo:rsid="0002ab6e" officeooo:paragraph-rsid="00337396" style:font-style-asian="italic" style:font-style-complex="italic"/>
    </style:style>
    <style:style style:name="P101" style:family="paragraph" style:parent-style-name="Standard">
      <style:text-properties officeooo:rsid="00430465" officeooo:paragraph-rsid="00430465"/>
    </style:style>
    <style:style style:name="P102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15608e" officeooo:paragraph-rsid="00307247" style:font-weight-asian="normal" style:font-weight-complex="normal"/>
    </style:style>
    <style:style style:name="P107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08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09" style:family="paragraph" style:parent-style-name="Standard">
      <style:text-properties fo:font-size="12pt" fo:font-style="normal" fo:font-weight="normal" officeooo:rsid="0034b28f" officeooo:paragraph-rsid="0051c30d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03bf25a" officeooo:paragraph-rsid="0051c30d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text-properties officeooo:rsid="0034b28f" officeooo:paragraph-rsid="0034b28f"/>
    </style:style>
    <style:style style:name="P130" style:family="paragraph" style:parent-style-name="Standard">
      <style:text-properties officeooo:rsid="00328a78" officeooo:paragraph-rsid="0057d415"/>
    </style:style>
    <style:style style:name="P131" style:family="paragraph" style:parent-style-name="Standard">
      <style:text-properties officeooo:rsid="00328a78" officeooo:paragraph-rsid="0058adf0"/>
    </style:style>
    <style:style style:name="P132" style:family="paragraph" style:parent-style-name="Standard">
      <style:text-properties officeooo:rsid="00341b7b" officeooo:paragraph-rsid="0058adf0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1735"/>
    </style:style>
    <style:style style:name="T4" style:family="text">
      <style:text-properties officeooo:rsid="000f8d5d"/>
    </style:style>
    <style:style style:name="T5" style:family="text">
      <style:text-properties officeooo:rsid="00114857"/>
    </style:style>
    <style:style style:name="T6" style:family="text">
      <style:text-properties officeooo:rsid="0017068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70685" style:font-style-asian="normal" style:font-style-complex="normal"/>
    </style:style>
    <style:style style:name="T9" style:family="text">
      <style:text-properties fo:font-style="normal" officeooo:rsid="00178c5e" style:font-style-asian="normal" style:font-style-complex="normal"/>
    </style:style>
    <style:style style:name="T10" style:family="text">
      <style:text-properties fo:font-style="normal" officeooo:rsid="00337396" style:font-style-asian="normal" style:font-style-complex="normal"/>
    </style:style>
    <style:style style:name="T11" style:family="text">
      <style:text-properties officeooo:rsid="00198f90"/>
    </style:style>
    <style:style style:name="T12" style:family="text">
      <style:text-properties officeooo:rsid="001a52aa"/>
    </style:style>
    <style:style style:name="T13" style:family="text">
      <style:text-properties officeooo:rsid="001c16c2"/>
    </style:style>
    <style:style style:name="T14" style:family="text">
      <style:text-properties officeooo:rsid="0021e631"/>
    </style:style>
    <style:style style:name="T15" style:family="text">
      <style:text-properties officeooo:rsid="002627d8"/>
    </style:style>
    <style:style style:name="T16" style:family="text">
      <style:text-properties officeooo:rsid="002b211b"/>
    </style:style>
    <style:style style:name="T17" style:family="text">
      <style:text-properties officeooo:rsid="002dba3c"/>
    </style:style>
    <style:style style:name="T1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40a5be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30724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a026f" style:font-weight-asian="normal" style:font-weight-complex="normal"/>
    </style:style>
    <style:style style:name="T24" style:family="text">
      <style:text-properties fo:font-weight="normal" officeooo:rsid="002720ed" style:font-weight-asian="normal" style:font-weight-complex="normal"/>
    </style:style>
    <style:style style:name="T25" style:family="text">
      <style:text-properties fo:font-weight="normal" officeooo:rsid="0029f688" style:font-weight-asian="normal" style:font-weight-complex="normal"/>
    </style:style>
    <style:style style:name="T26" style:family="text">
      <style:text-properties officeooo:rsid="0030fe08"/>
    </style:style>
    <style:style style:name="T27" style:family="text">
      <style:text-properties officeooo:rsid="00337396"/>
    </style:style>
    <style:style style:name="T28" style:family="text">
      <style:text-properties officeooo:rsid="00341b7b"/>
    </style:style>
    <style:style style:name="T29" style:family="text">
      <style:text-properties officeooo:rsid="003561a5"/>
    </style:style>
    <style:style style:name="T30" style:family="text">
      <style:text-properties officeooo:rsid="00365fd4"/>
    </style:style>
    <style:style style:name="T31" style:family="text">
      <style:text-properties officeooo:rsid="003711fe"/>
    </style:style>
    <style:style style:name="T32" style:family="text">
      <style:text-properties officeooo:rsid="0038ea46"/>
    </style:style>
    <style:style style:name="T33" style:family="text">
      <style:text-properties officeooo:rsid="003a0416"/>
    </style:style>
    <style:style style:name="T34" style:family="text">
      <style:text-properties officeooo:rsid="003f0e8c"/>
    </style:style>
    <style:style style:name="T35" style:family="text">
      <style:text-properties officeooo:rsid="0040a5be"/>
    </style:style>
    <style:style style:name="T36" style:family="text">
      <style:text-properties officeooo:rsid="00430465"/>
    </style:style>
    <style:style style:name="T37" style:family="text">
      <style:text-properties officeooo:rsid="004a90ec"/>
    </style:style>
    <style:style style:name="T38" style:family="text">
      <style:text-properties officeooo:rsid="004beedf"/>
    </style:style>
    <style:style style:name="T39" style:family="text">
      <style:text-properties officeooo:rsid="004f470f"/>
    </style:style>
    <style:style style:name="T40" style:family="text">
      <style:text-properties officeooo:rsid="0051c30d"/>
    </style:style>
    <style:style style:name="T41" style:family="text">
      <style:text-properties officeooo:rsid="00552ee6"/>
    </style:style>
    <style:style style:name="T42" style:family="text">
      <style:text-properties officeooo:rsid="0055f6c5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55f6c5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57212b"/>
    </style:style>
    <style:style style:name="T47" style:family="text">
      <style:text-properties officeooo:rsid="00576a3e"/>
    </style:style>
    <style:style style:name="T48" style:family="text">
      <style:text-properties officeooo:rsid="0058adf0"/>
    </style:style>
    <style:style style:name="T49" style:family="text">
      <style:text-properties officeooo:rsid="005aac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Testy systemu logowania i zgłaszania błędów</text:p>
      <text:p text:style-name="P24"/>
      <text:p text:style-name="P41"/>
      <text:p text:style-name="P41">W systemie można wyróżnić trzy <text:span text:style-name="T15">podstawowe,</text:span> <text:span text:style-name="T15">niezwiązane ze sobą funkcjonalności</text:span>:</text:p>
      <text:p text:style-name="P41">1. rejestracja logów (logs),</text:p>
      <text:p text:style-name="P41">2. rejestracja błędów (crash reports),</text:p>
      <text:p text:style-name="P41">3. wysyłanie informacji o błędach.</text:p>
      <text:p text:style-name="P29"/>
      <text:p text:style-name="P84"><text:span text:style-name="T32">Pierwsza</text:span> funkcjonalnoś<text:span text:style-name="T32">ć</text:span> działa w sposób niewidoczny dla użytkownika. <text:span text:style-name="T32">Jej</text:span> testowanie polega na przetestowaniu wierzchniej warstwy implementacji. W <text:span text:style-name="T32">dwóch pozostałych przypadkach użytkownik zostaje poinformowany o wystąpieniu błędu. Dlatego jednocześnie testuje się w nich działanie interfejsu.</text:span></text:p>
      <text:p text:style-name="P29"/>
      <text:p text:style-name="P29"><text:span text:style-name="T29">P</text:span>odstawowe przypadki użycia</text:p>
      <text:p text:style-name="P30"/>
      <text:p text:style-name="P82"><text:span text:style-name="T27">W</text:span>yróżni<text:span text:style-name="T27">a się</text:span> trzy podsatwowe sposoby użycia systemu:</text:p>
      <text:p text:style-name="P30"/>
      <text:p text:style-name="P86"><text:span text:style-name="T27">A</text:span>. Użytkownik chce wczytać zapisany sygnał.</text:p>
      <text:p text:style-name="P86"/>
      <text:p text:style-name="P90"><text:span text:style-name="T21">$</text:span> svarog <text:span text:style-name="T8">(tryb offline)</text:span></text:p>
      <text:p text:style-name="P86"/>
      <text:p text:style-name="P86"><text:span text:style-name="T27">B</text:span>. Użytkownik chce uruchomić wybrany scenariusz <text:span text:style-name="T1">bez analizowania sygnału</text:span>.</text:p>
      <text:p text:style-name="P86"/>
      <text:p text:style-name="P90"><text:span text:style-name="T21">$</text:span> obci gui</text:p>
      <text:p text:style-name="P86"/>
      <text:p text:style-name="P86"><text:span text:style-name="T27">C</text:span>. Użytkownik chce uruchomić scenariusz i analizować sygnał online.</text:p>
      <text:p text:style-name="P93"/>
      <text:p text:style-name="P100"><text:span text:style-name="T21">$</text:span> svarog &amp; obci gui <text:span text:style-name="T8">(załadowanie scenariusza eksperymentu z poziomu </text:span><text:span text:style-name="T10">S</text:span><text:span text:style-name="T8">varog-a)</text:span></text:p>
      <text:p text:style-name="P92">lub</text:p>
      <text:p text:style-name="P92">$ obci gui &amp; svarog (uruchomienie scenariusza i podłączenie do niego Svarog-a)</text:p>
      <text:p text:style-name="P53"/>
      <text:p text:style-name="P113">Scenariusze oparte, na przypadku B lub C <text:span text:style-name="T45">nie są</text:span> uzna<text:span text:style-name="T46">wane</text:span> za zakończon<text:span text:style-name="T42">e </text:span>dopóki nie zostanie wykonana komenda <text:span text:style-name="T44">$ </text:span><text:span text:style-name="T43">obci srv_kill</text:span>.</text:p>
      <text:p text:style-name="P113"><text:s/></text:p>
      <text:p text:style-name="P53">P<text:span text:style-name="T32">owyższe przypadki</text:span> są wplecione w poszczególne scenariusze testowe.</text:p>
      <text:p text:style-name="P96"/>
      <text:p text:style-name="P104">1. Rejestracja logów</text:p>
      <text:p text:style-name="P44"/>
      <text:p text:style-name="P74">Specyfikajca</text:p>
      <text:p text:style-name="P41">Logi zapisywane są w folderze ~/.obci/logs</text:p>
      <text:p text:style-name="P47">Przy każdym uruchomieniu obci_server tworzony jest nowy folder w ~/.obci/logs. <text:span text:style-name="T17">W folderze tworzony jest plik bazodanowy sqlite z logami obci_server-a. Ponadto, dla każdego uruchomionego </text:span>w obci<text:span text:style-name="T13"> eksperymentu tworzony jest w tym folderze plik bazodanowy. </text:span>W<text:span text:style-name="T13"> plikach zapisywane są informacje o działaniu systemu. Jeżeli jednocześnie uruchomiony został </text:span>S<text:span text:style-name="T13">varog, </text:span>wtedy <text:span text:style-name="T13">w tym samym folderze, w pliku svarog.logs.sqlite zapisywane </text:span>są<text:span text:style-name="T13"> informacje o działaniu systemu Svarog. Po zamknięciu obci_server (obci srv_kill)</text:span> <text:span text:style-name="T13">scalona zawartość wszystkich wygenerowanych plików jest dopisywana do pliku ~/.obci/logs/logs.sqlite, a nowy folder usuwany razem z całą zawartością.</text:span></text:p>
      <text:p text:style-name="P47"/>
      <text:p text:style-name="P45">Jeżeli po zamknięciu obci_server Svarog pozostanie uruchomiony, kolejne logi będą zapisywane w pliku ~/.obci/logs/svarog.log. <text:span text:style-name="T21">Te informacje nie zostaną dodane do pliku logs.sqlite po zamknięciu Svaroga.</text:span></text:p>
      <text:p text:style-name="P43"/>
      <text:p text:style-name="P42">Jeżeli Svarog został uruchomiony samodzielnie <text:span text:style-name="T14">(bez obci_server)</text:span>, logi będą zapisywane w pliku ~/.obci/<text:span text:style-name="T14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42"/>
      <text:p text:style-name="P68">Logi są zapisywane w <text:span text:style-name="T5">formacie</text:span> sqlite. Można je przeglądać, np. <text:span text:style-name="T4">p</text:span>rogramem sqliteman.</text:p>
      <text:p text:style-name="P115">Kiedy obci_server nie jest uruchomiony logi ze Svarog-a zapisywane są w formacie tekstowym.</text:p>
      <text:p text:style-name="P68"/>
      <text:p text:style-name="P73">Cel testów</text:p>
      <text:p text:style-name="P62">Weryfikacja poprawności <text:span text:style-name="T14">rejestracji logów na podstawie powyższego opisu.</text:span></text:p>
      <text:p text:style-name="P62"/>
      <text:p text:style-name="P70">Założenia początkowe</text:p>
      <text:p text:style-name="P63">Testy przeprowadzane są na komputerze z systemem Ubuntu16.04, z zainstalowanymi pakietami obci i Svarog.</text:p>
      <text:p text:style-name="P63"/>
      <text:p text:style-name="P70">Kryterium akcpetacji testów</text:p>
      <text:p text:style-name="P66">- przejście wszystkich testów jednostkowych</text:p>
      <text:p text:style-name="P66">- zawartości folderu ~/.obci/logs po przeprowadzeniu testów zgodna z oczekiwaniami.</text:p>
      <text:p text:style-name="P31"/>
      <text:p text:style-name="P108">Scenariusze testowe</text:p>
      <text:p text:style-name="P87"/>
      <text:p text:style-name="P87"><text:span text:style-name="T35">1.</text:span>1 Test rejestracji logów Svaroga uruchomionego samodzielnie.</text:p>
      <text:p text:style-name="P87"><text:span text:style-name="T35">1.</text:span>2 Test rejestracji logów obci_<text:span text:style-name="T36">server</text:span>.</text:p>
      <text:p text:style-name="P101">1.3 Test rejestracji logów obci.</text:p>
      <text:p text:style-name="P87"><text:span text:style-name="T35">1.4</text:span> Test <text:span text:style-name="T28">rejestracji logów po uruchomieniu scenariusza z poziomu Svarog-a</text:span></text:p>
      <text:p text:style-name="P97"><text:span text:style-name="T35">1.5</text:span> Test rejestracji logów po podpięciu Svarog-a pod uruchomiony scenariusz</text:p>
      <text:p text:style-name="P87"><text:span text:style-name="T35">1.6</text:span> Test <text:span text:style-name="T28">rejestracji</text:span> logów Svaroga po wyłączeniu obci <text:span text:style-name="T28">(scenariusz uruchomiony z poziomu obci)</text:span></text:p>
      <text:p text:style-name="P129"><text:span text:style-name="T20">1.7</text:span><text:span text:style-name="T18"> Test rejestracji logów Svaroga po wyłączeniu obci (scenariusz uruchomiony z poziomu Svarog</text:span><text:span text:style-name="T20">a)</text:span></text:p>
      <text:p text:style-name="P54"><text:span text:style-name="T35">1.8</text:span> Test rejestracji <text:span text:style-name="T29">logów po wyłączeniu i ponownym włączeniu Svaroga.</text:span></text:p>
      <text:p text:style-name="P56"><text:span text:style-name="T35">1.9</text:span> Test rejestracj logów po wyłączeniu i ponownym włączeniu obci</text:p>
      <text:p text:style-name="P56"><text:span text:style-name="T35">1.10</text:span> Test rejestracji logów dla długiego eksperymentu <text:span text:style-name="T30">(~16 h)</text:span>.</text:p>
      <text:p text:style-name="P59"><text:span text:style-name="T35">1.</text:span>1<text:span text:style-name="T38">1</text:span> Test rejestracji logów z <text:span text:style-name="T40">trezch</text:span> eksperymentów uruchomionych <text:span text:style-name="T40">jeden po drugim</text:span> z poziomu obci.</text:p>
      <text:p text:style-name="P59"><text:span text:style-name="T35">1.</text:span>1<text:span text:style-name="T38">2</text:span> Test rejestracji logów z <text:span text:style-name="T40">trzech</text:span> eksperymentów uruchomionych <text:span text:style-name="T40">jeden po drugim</text:span> z poziomu Svarog-a.</text:p>
      <text:p text:style-name="P59"><text:span text:style-name="T35">1.</text:span>1<text:span text:style-name="T38">3</text:span> Test rejestracji logów z <text:span text:style-name="T40">trzezch</text:span> <text:span text:style-name="T40">eksperymentów uruchomionych jednocześnie z poziomu obci</text:span></text:p>
      <text:p text:style-name="P110"><text:span text:style-name="T35">1.</text:span>1<text:span text:style-name="T40">4</text:span> Test rejestracji logów z <text:span text:style-name="T40">trzezch</text:span> <text:span text:style-name="T40">eksperymentów uruchomionych jednocześnie z poziomu Svarog-a</text:span></text:p>
      <text:p text:style-name="P110"><text:span text:style-name="T35">1.</text:span>1<text:span text:style-name="T40">5</text:span> Test rejestracji logów z <text:span text:style-name="T40">dwóch</text:span> <text:span text:style-name="T40">eksperymentów uruchomionych jeden po drugim. Jeden uruchomiony z poziomu obci, drugi z poziomu Svaroga.</text:span></text:p>
      <text:p text:style-name="P110"><text:span text:style-name="T35">1.</text:span>1<text:span text:style-name="T40">6</text:span> Test rejestracji logów z <text:span text:style-name="T40">dwóch</text:span> <text:span text:style-name="T40">eksperymentów uruchomionych jednocześnie. Jeden uruchomiony z poziomu obci, drugi z poziomu Svaroga.</text:span></text:p>
      <text:p text:style-name="P109"/>
      <text:p text:style-name="P48">Po wykonaniu <text:span text:style-name="T5">każdego </text:span>scenariusza należy przejrzeć zawartość katalogu ~/.obci/<text:span text:style-name="T5">logs</text:span>. Porównać ją z oczekiwanym rezultatem. <text:span text:style-name="T28">Przed uruchomieniem kolejnego scenariusza należy usunąć zawartość katalogu ~/.obci/logs.</text:span></text:p>
      <text:p text:style-name="P116"/>
      <text:p text:style-name="P128">Podstawowe kroki <text:span text:style-name="T49">poszczególnych </text:span>scenariusz<text:span text:style-name="T49">y</text:span> testowych:</text:p>
      <text:p text:style-name="P117"/>
      <text:p text:style-name="P130"><text:span text:style-name="T35">1.</text:span>1 Test rejestracji logów Svaroga uruchomionego samodzielnie.</text:p>
      <text:p text:style-name="P120"/>
      <text:p text:style-name="P119">A. Uruchom Svarog-a i wczytaj sygnał testowy</text:p>
      <text:p text:style-name="P119">B. Sprawdź zawartość katalogu ~/.obci/logs</text:p>
      <text:p text:style-name="P119">C. Zamknij Svarog-a</text:p>
      <text:p text:style-name="P119">D. Sprawdź zawartość katalogu ~/.obci/logs</text:p>
      <text:p text:style-name="P119"/>
      <text:p text:style-name="P130"><text:span text:style-name="T35">1.</text:span>2 Test rejestracji logów obci_<text:span text:style-name="T36">server</text:span>.</text:p>
      <text:p text:style-name="P123"/>
      <text:p text:style-name="P119">A. Uruchom obci <text:span text:style-name="T48">gui</text:span></text:p>
      <text:p text:style-name="P119">B. Sprawdź zawartość katalogu ~/.obci/logs</text:p>
      <text:p text:style-name="P119">C. Zamknij obci <text:span text:style-name="T48">gui</text:span> <text:span text:style-name="T48">i</text:span> obci_sr<text:span text:style-name="T48">v</text:span></text:p>
      <text:p text:style-name="P119">D. <text:span text:style-name="T48">Sprawdź zawartość katalogu ~/.obci/logs</text:span></text:p>
      <text:p text:style-name="P123"/>
      <text:p text:style-name="P130"><text:span text:style-name="T35">1.3</text:span> Test rejestracji logów obci</text:p>
      <text:p text:style-name="P119">A. Uruchom obci <text:span text:style-name="T48">gui</text:span> <text:span text:style-name="T48">oraz</text:span> scenariusz Dummy amplifier</text:p>
      <text:p text:style-name="P119">B. Sprawdź zawartość katalogu ~/.obci/logs</text:p>
      <text:p text:style-name="P119">C. Przerwij scenariusz Dummy amplifier, zamknij obci <text:span text:style-name="T48">gui I obci_srv</text:span></text:p>
      <text:p text:style-name="P119"><text:span text:style-name="T48">D</text:span>. Sprawdź zawartość katalogu ~/.obci/logs</text:p>
      <text:p text:style-name="P119"/>
      <text:p text:style-name="P119"/>
      <text:p text:style-name="P131"><text:soft-page-break/><text:span text:style-name="T35">1.4</text:span> Test <text:span text:style-name="T28">rejestracji logów po uruchomieniu scenariusza z poziomu Svarog-a</text:span></text:p>
      <text:p text:style-name="P124"/>
      <text:p text:style-name="P125">A. Uruchom obci gui</text:p>
      <text:p text:style-name="P125">B. Uruchom Svaroga ze scenariuszem Dummy amplifier</text:p>
      <text:p text:style-name="P125">C. Sprawdź zawartość katalogu ~/.obci/logs</text:p>
      <text:p text:style-name="P125">D. Zamknij Svaroga, obci gui i obci_srv</text:p>
      <text:p text:style-name="P125">E. Sprawdź zawartość katalogu ~/.obci/logs</text:p>
      <text:p text:style-name="P125"/>
      <text:p text:style-name="P132"><text:span text:style-name="T35">1.5</text:span> Test rejestracji logów po podpięciu Svarog-a pod uruchomiony scenariusz</text:p>
      <text:p text:style-name="P121"/>
      <text:p text:style-name="P125">A. Uruchom obci gui oraz scenariusz Dummy Amplifier</text:p>
      <text:p text:style-name="P125">B. Uruchom Svarog-a ze scenariuszem Dummy amplifier</text:p>
      <text:p text:style-name="P126">C. Sprawdź zawartość katalogu ~/.obci/logs</text:p>
      <text:p text:style-name="P126">D. Zamknij Svarog-a, obci gui I obci_srv</text:p>
      <text:p text:style-name="P126">E. Sprawdź zawartość katalogu ~/.obci/logs</text:p>
      <text:p text:style-name="P125"/>
      <text:p text:style-name="P122"><text:span text:style-name="T35">1.6</text:span> Test <text:span text:style-name="T28">rejestracji</text:span> logów Svaroga po wyłączeniu obci <text:span text:style-name="T28">(scenariusz uruchomiony z poziomu obci)</text:span></text:p>
      <text:p text:style-name="P117"/>
      <text:p text:style-name="P117">A. Uruchom obci <text:span text:style-name="T49">gui oraz scenariusz Dummy amplifier</text:span></text:p>
      <text:p text:style-name="P117"><text:span text:style-name="T49">B</text:span>. Uruchom Svaroga <text:span text:style-name="T49">ze scenariuszem Dummy amplifier</text:span></text:p>
      <text:p text:style-name="P117"><text:span text:style-name="T49">C</text:span>. Sprawdź zawartość katalogu ~/.obci/logs</text:p>
      <text:p text:style-name="P117"><text:span text:style-name="T49">D</text:span>. <text:span text:style-name="T47">Zamknij</text:span> <text:span text:style-name="T47">obci gui</text:span></text:p>
      <text:p text:style-name="P117"><text:span text:style-name="T49">E.</text:span> Sprawdź zawartość katalogu ~/.obci/logs</text:p>
      <text:p text:style-name="P117"><text:span text:style-name="T49">F</text:span>. Zamknij <text:span text:style-name="T47">Svarog-a i obci_srv</text:span></text:p>
      <text:p text:style-name="P117"><text:span text:style-name="T49">G</text:span>. Sprawdź zawartość katalogu ~/.obci/logs</text:p>
      <text:p text:style-name="P117"/>
      <text:p text:style-name="P127"><text:span text:style-name="T35">1.7</text:span> Test rejestracji logów Svaroga po wyłączeniu obci (scenariusz uruchomiony z poziomu Svarog<text:span text:style-name="T35">a)</text:span></text:p>
      <text:p text:style-name="P127"/>
      <text:p text:style-name="P126">A. Uruchom obci gui</text:p>
      <text:p text:style-name="P118"><text:span text:style-name="T49">B</text:span>. Uruchom Svaroga <text:span text:style-name="T49">ze scenariuszem Dummy amplifier</text:span></text:p>
      <text:p text:style-name="P118"><text:span text:style-name="T49">C</text:span>. Sprawdź zawartość katalogu ~/.obci/logs</text:p>
      <text:p text:style-name="P118"><text:span text:style-name="T49">D</text:span>. <text:span text:style-name="T47">Zamknij</text:span> <text:span text:style-name="T47">obci gui</text:span></text:p>
      <text:p text:style-name="P118"><text:span text:style-name="T49">E.</text:span> Sprawdź zawartość katalogu ~/.obci/logs</text:p>
      <text:p text:style-name="P118"><text:span text:style-name="T49">F</text:span>. Zamknij <text:span text:style-name="T47">Svarog-a i obci_srv</text:span></text:p>
      <text:p text:style-name="P118"><text:span text:style-name="T49">G</text:span>. Sprawdź zawartość katalogu ~/.obci/logs</text:p>
      <text:p text:style-name="P118"/>
      <text:p text:style-name="P127"><text:span text:style-name="T35">1.8</text:span> Test rejestracji <text:span text:style-name="T29">logów po wyłączeniu i ponownym włączeniu Svaroga.</text:span></text:p>
      <text:p text:style-name="P127"/>
      <text:p text:style-name="P23">Oczekiwany efekt scenariusza</text:p>
      <text:p text:style-name="P17"/>
      <text:p text:style-name="P22">Obecne rozwiązania są częściowe i wymagają dopracowania. Dla wybranych scenariuszy dają błędne wyniki. Z tego powodu opracowano dwie wersje scenariuszy testowych. Pierwsza wersja weryfikuje poprawność działania obecnej, niedopracowanej wersji. Drugą wersję opracowano z myślą o zaproponowanym rozwiązaniu.</text:p>
      <text:p text:style-name="P22"/>
      <text:p text:style-name="P20"><text:span text:style-name="T39">Propozycja przewiduje, że</text:span> Svarog <text:span text:style-name="T39">będzie zawsze</text:span> uruchamia<text:span text:style-name="T39">ł</text:span> się z obci_ser<text:span text:style-name="T39">v</text:span>er <text:span text:style-name="T39">i obci_server będzie pozostawał uruchomiony dopóki </text:span><text:s/>Wtedy <text:span text:style-name="T39">l</text:span>ogi <text:span text:style-name="T39">S</text:span>varog-a będą zapisywały się w <text:span text:style-name="T39">folderze</text:span> ~/.obci/logs/obci_server…</text:p>
      <text:p text:style-name="P21">Użytkownik nie jest w stanie całkowicie wyłączyć obci_server. Nawet zamykając obci_gui, a zostawiając Svarog-a zostawia obci_server. <text:span text:style-name="T39">Takie</text:span> rozwiązani<text:span text:style-name="T39">e zapobiega realizacji jakiegokolwiek </text:span>scenariusz<text:span text:style-name="T39">a</text:span>, w którym Svarog działałby bez obci_server <text:span text:style-name="T41">I nie wiedziałby gdzie zapisywać logi</text:span>.</text:p>
      <text:p text:style-name="P21"><text:soft-page-break/></text:p>
      <text:p text:style-name="P17">1.1</text:p>
      <text:p text:style-name="P17"/>
      <text:p text:style-name="P17">Obecnie:</text:p>
      <text:p text:style-name="P17">Logi są zapisywane w pliku ~/.obci/logs/svarog.log. </text:p>
      <text:p text:style-name="P17">Po wyłączeniu Svarog-a pozostają w tym pliku. </text:p>
      <text:p text:style-name="P17"/>
      <text:p text:style-name="P17">Docelowo:</text:p>
      <text:p text:style-name="P17">logi w ~/.obci/logs/logs.sqlite</text:p>
      <text:p text:style-name="P17"/>
      <text:p text:style-name="P17">1.2</text:p>
      <text:p text:style-name="P17">Obecnie:</text:p>
      <text:p text:style-name="P17">Logi są zapisywane w pliku ~/.obci/logs/obci_server - &lt;timestamp&gt; - &lt;losowe id&gt;/obci_server.log.sqlite</text:p>
      <text:p text:style-name="P17">Po wyłączeniu obci pozostają w tym pliku.</text:p>
      <text:p text:style-name="P17"/>
      <text:p text:style-name="P17">Docelowo:</text:p>
      <text:p text:style-name="P18">Logi są zapisywane w pliku ~/.obci/logs/obci_server - &lt;timestamp&gt; - &lt;losowe id&gt;/obci_server.log.sqlite</text:p>
      <text:p text:style-name="P19">Po wyłączeniu obci plik <text:span text:style-name="T37">~/.obci/logs/obci_server - &lt;timestamp&gt; - &lt;losowe id&gt;/obci_server.log.sqlite </text:span>jest przenoszony do ~/.obci/logs/logs.sqlite, a folder <text:span text:style-name="T37">obci_server - &lt;timestamp&gt; - &lt;losowe id&gt; </text:span>razem z zawartością usuwany.</text:p>
      <text:p text:style-name="P19"/>
      <text:p text:style-name="P19">1.3</text:p>
      <text:p text:style-name="P19">Obecnie:</text:p>
      <text:p text:style-name="P19">Logi svaroga są zapisywane w pliku ~/.obci/logs/svarog.logs. Logi obci są zapisywane w folderze<text:tab/> </text:p>
      <text:p text:style-name="P106"><text:span text:style-name="T7">Ad. 1 Użytkownik wczytuje zapisany sygnał </text:span><text:span text:style-name="T9">(Svarog w trybie online)</text:span></text:p>
      <text:p text:style-name="P13"/>
      <text:p text:style-name="P6">Pobranie sygnału testowego.</text:p>
      <text:p text:style-name="P6">Uruchomienie <text:span text:style-name="T6">S</text:span>varoga.</text:p>
      <text:p text:style-name="P6">Wczytanie sygnału <text:span text:style-name="T6">testowego.</text:span></text:p>
      <text:p text:style-name="P7">Zamknięcie Svaroga</text:p>
      <text:p text:style-name="P8">Sprawdzenie stanu logów</text:p>
      <text:p text:style-name="P8"/>
      <text:p text:style-name="P14">Ad. 2 Użytkownik uruchamia obci</text:p>
      <text:p text:style-name="P14"/>
      <text:p text:style-name="P8">Uruchomienie obci</text:p>
      <text:p text:style-name="P8">Uruchomienie wybranego scenariusza</text:p>
      <text:p text:style-name="P8">Zatrzymanie scenariusza</text:p>
      <text:p text:style-name="P8">Zamknięcie obci</text:p>
      <text:p text:style-name="P8">Sprawdzenie stanu logów</text:p>
      <text:p text:style-name="P8"/>
      <text:p text:style-name="P14">Ad. <text:span text:style-name="T21">3 </text:span>Użytkownik uruchamia wybrany scenariusz z poziomu Svaroga</text:p>
      <text:p text:style-name="P14"/>
      <text:p text:style-name="P8">Uruchomienie Svarog-a</text:p>
      <text:p text:style-name="P8">Uruchomienie obci</text:p>
      <text:p text:style-name="P8">Wybranie sygnału</text:p>
      <text:p text:style-name="P8">Zatrzymanie scenariusza eksperymentu</text:p>
      <text:p text:style-name="P8">Zamknięcie Svaroga</text:p>
      <text:p text:style-name="P8">Zamknięcie obci</text:p>
      <text:p text:style-name="P8">Sprawdzenie stanu logów</text:p>
      <text:p text:style-name="P9">=============================================</text:p>
      <text:p text:style-name="P6">Pobranie sygnału testowego:</text:p>
      <text:p text:style-name="P6">https://www.dropbox.com/s/xs2w5jimvg4ofuh/test_signal.tar.gz?dl=0</text:p>
      <text:p text:style-name="P6">cd Downloads</text:p>
      <text:p text:style-name="P6">Pobierz </text:p>
      <text:p text:style-name="P5">Wpisz w terminalu:</text:p>
      <text:p text:style-name="P5">$ svarog</text:p>
      <text:p text:style-name="P5">W menu wybierz File → Open Signal</text:p>
      <text:p text:style-name="P15">Długi eksperyment</text:p>
      <text:p text:style-name="P103">2. Rejestracja błędów</text:p>
      <text:p text:style-name="P46"/>
      <text:p text:style-name="P78">Specyfikacja</text:p>
      <text:p text:style-name="P36"><text:span text:style-name="T23">B</text:span><text:span text:style-name="T22">ł</text:span><text:span text:style-name="T23">ą</text:span><text:span text:style-name="T22">d powoduje wygenerowanie raportu (tzw. “crash report”). </text:span><text:span text:style-name="T23">Raport jest generowany z pliku logs.sqlite. Zawiera pełną informacja o eksperymencie, podczas którego błąd wystąpił (z dokładnością do logów z samodzielnie uruchomionego Svarog-a). Składany jest w formacie JSON i u</text:span><text:span text:style-name="T22">mieszczany w folderze ~/.obci/crash_reports. </text:span><text:span text:style-name="T24">U</text:span><text:span text:style-name="T22">żytkownik informowany jest o wystąpieniu błędu </text:span><text:span text:style-name="T25">i pytany o zgodę na przesłanie raportu do Sentry (dedykowanego serwera). Odmowa użytkownika pozostawia folder ~/.obci/logs bez zmian.</text:span></text:p>
      <text:p text:style-name="P52"/>
      <text:p text:style-name="P33"><text:span text:style-name="T2">Cel<text:line-break/></text:span>Weryfikacja poprawności <text:span text:style-name="T26">rejestracji raportów na podstawie powyższego opisu.</text:span></text:p>
      <text:p text:style-name="P33"/>
      <text:p text:style-name="P71">Założenia początkowe</text:p>
      <text:p text:style-name="P64">Testy przeprowadzane są na komputerze z systemem Ubuntu16.04, z zainstalowanymi pakietami obci i Svarog. <text:span text:style-name="T21">Warunkiem koniecznym wygenerowania “crash report” jest pojawienie się błędu. Dlatego na potrzeby testowania systemu zapisywania błędów należy przyjąć zestaw błędów, które generowane będą celowo. </text:span></text:p>
      <text:p text:style-name="P34"/>
      <text:p text:style-name="P28">Kryterium akceptacji testów</text:p>
      <text:p text:style-name="P81"><text:span text:style-name="T21">- p</text:span>rzejście wszystkich testów jednostkowych.</text:p>
      <text:p text:style-name="P67">- zawartości folderu ~/.obci/<text:span text:style-name="T21">crash_reports</text:span> po przeprowadzeniu testów zgodna z oczekiwaniami.</text:p>
      <text:p text:style-name="P51"/>
      <text:p text:style-name="P49">Po wykonaniu <text:span text:style-name="T5">każdego </text:span>scenariusza należy przejrzeć zawartość katalogu ~/.obci/<text:span text:style-name="T26">crash_reports</text:span>. Porównać ją z oczekiwanym rezultatem. <text:s/><text:span text:style-name="T28">Przed uruchomieniem kolejnego scenariusza należy usunąć zawartość katalogu ~/.obci</text:span></text:p>
      <text:p text:style-name="P83"/>
      <text:p text:style-name="P38">Przy przeprowadzaniu testów użytkownik za każdym razem odrzuca wysyłanie raportu (testując jednocześnie scenariusz odrzucania crash reportu)</text:p>
      <text:p text:style-name="P37"/>
      <text:p text:style-name="P77">Scenariusze testowe</text:p>
      <text:p text:style-name="P37"/>
      <text:p text:style-name="P88"><text:span text:style-name="T35">2.</text:span>1 Test <text:span text:style-name="T30">generowania raportu z błędu w</text:span> Svarog-<text:span text:style-name="T30">u</text:span>. <text:span text:style-name="T30">Svarog</text:span> uruchomion<text:span text:style-name="T30">y</text:span> samodzielnie.</text:p>
      <text:p text:style-name="P88"/>
      <text:p text:style-name="P88">$ svarog</text:p>
      <text:p text:style-name="P88"/>
      <text:p text:style-name="P88"><text:span text:style-name="T35">2.</text:span>2 Test <text:span text:style-name="T30">generowania raportu z blędu w obci</text:span>. <text:span text:style-name="T30">Obci uruchomione samodzielnie.</text:span></text:p>
      <text:p text:style-name="P88"/>
      <text:p text:style-name="P88">$ obci gui</text:p>
      <text:p text:style-name="P88"/>
      <text:p text:style-name="P99"><text:span text:style-name="T35">2.</text:span>3 Test <text:span text:style-name="T30">generowania raportu z błędu w Svarog-u po uruchomieniu scenariusza z poziomu Svarog-a</text:span></text:p>
      <text:p text:style-name="P94"/>
      <text:p text:style-name="P88">$ svarog &amp; obci gui</text:p>
      <text:p text:style-name="P88"/>
      <text:p text:style-name="P98"><text:span text:style-name="T35">2.</text:span>4 Test <text:span text:style-name="T31">generowania raportu z błędu w obci</text:span> po <text:span text:style-name="T31">uruchomieniu scenariusza z poziomu Svarog-a</text:span></text:p>
      <text:p text:style-name="P89"/>
      <text:p text:style-name="P89">$ svarog &amp; obci gui</text:p>
      <text:p text:style-name="P89"/>
      <text:p text:style-name="P98"><text:span text:style-name="T35">2.5</text:span> Test <text:span text:style-name="T31">generowania raportu z błędu w Svarog-u </text:span><text:s/>po podpięciu Svarog-a pod uruchomiony scenariusz</text:p>
      <text:p text:style-name="P89"/>
      <text:p text:style-name="P89">$ obci gui <text:span text:style-name="T28">&amp; svarog</text:span></text:p>
      <text:p text:style-name="P98"><text:soft-page-break/><text:span text:style-name="T35">2.6</text:span> Test <text:span text:style-name="T31">generowania raportu z błędu w obci </text:span>po podpięciu Svarog-a pod uruchomiony scenariusz</text:p>
      <text:p text:style-name="P89"/>
      <text:p text:style-name="P89">$ obci gui <text:span text:style-name="T28">&amp; svarog</text:span></text:p>
      <text:p text:style-name="P58"/>
      <text:p text:style-name="P57"><text:span text:style-name="T35">2.7</text:span> Test <text:span text:style-name="T31">generowania raportu z błędu w obci</text:span> dla długiego eksperymentu <text:span text:style-name="T30">(~2-8? h)</text:span>.</text:p>
      <text:p text:style-name="P57"/>
      <text:p text:style-name="P59"><text:span text:style-name="T35">2.8</text:span> Test generowania raportu z błędu w obci po kilku wywołańach obci_srv i Svarog-a. </text:p>
      <text:p text:style-name="P55"/>
      <text:p text:style-name="P50">Po wykonaniu <text:span text:style-name="T5">każdego </text:span>scenariusza należy przejrzeć zawartość katalogu ~/.obci/<text:span text:style-name="T5">logs</text:span>. Porównać ją z oczekiwanym rezultatem. <text:span text:style-name="T28">Przed uruchomieniem kolejnego scenariusza należy usunąć zawartość katalogu ~/.obci</text:span></text:p>
      <text:p text:style-name="P69"/>
      <text:p text:style-name="P75">Ad. 1</text:p>
      <text:p text:style-name="P38">Uruchom Svaroga</text:p>
      <text:p text:style-name="P38">Wywołaj błąd w Svarog-u <text:span text:style-name="T12">(propozycja – odświeżenie listy z eksperymentami bez włączonego obci)</text:span></text:p>
      <text:p text:style-name="P38">Zamknij Svaroga</text:p>
      <text:p text:style-name="P38">Przejrzyj logi i crash reports</text:p>
      <text:p text:style-name="P76"/>
      <text:p text:style-name="P76">Ad.2 </text:p>
      <text:p text:style-name="P38">Uruchom obci</text:p>
      <text:p text:style-name="P38">Wywołaj błąd w obci</text:p>
      <text:p text:style-name="P38">Zamknij obci</text:p>
      <text:p text:style-name="P38">Przejrzyj logi i crash reports</text:p>
      <text:p text:style-name="P37"/>
      <text:p text:style-name="P38">Ad.3<text:span text:style-name="T11">a</text:span></text:p>
      <text:p text:style-name="P39">Uruchom obci</text:p>
      <text:p text:style-name="P40">Uruchom Svarog-a</text:p>
      <text:p text:style-name="P40">Wybierz sygnał</text:p>
      <text:p text:style-name="P40">Wywołaj błąd w działającym obci</text:p>
      <text:p text:style-name="P40">Zamknij wszystko</text:p>
      <text:p text:style-name="P40">Przejrzyj logi</text:p>
      <text:p text:style-name="P40"/>
      <text:p text:style-name="P60">obci:</text:p>
      <text:p text:style-name="P60">Błędny parametr - </text:p>
      <text:p text:style-name="P60"/>
      <text:p text:style-name="P95"><text:span text:style-name="T19">svarog</text:span><text:span text:style-name="Source_20_Text">http</text:span></text:p>
      <text:p text:style-name="P60"/>
      <text:p text:style-name="P60">offline – <text:span text:style-name="T34">zmiana uprawnień do pliku</text:span></text:p>
      <text:p text:style-name="P61">online - </text:p>
      <text:p text:style-name="P105">3. Wysyłanie informacji o błędach</text:p>
      <text:p text:style-name="P79"/>
      <text:p text:style-name="P80">Specyfikacja</text:p>
      <text:p text:style-name="P79">Po wystąpieniu błędu raport umieszczany jest w folderze ~/.obci/crash_reports. <text:span text:style-name="T16">Następnie</text:span> wyświetlane jest okno dialogowe z informacją o wystąpieniu błędu i pytaniem o pozwolenie na przesłanie raportu do Sentry. Jeżeli użytkownik odmówi raport pozostaje w katalogu ~/.obci/crash_reports. Jeżeli folder ~/.obci/crash_reports nie jest pusty <text:span text:style-name="T16">okno dialogowe</text:span> jest <text:span text:style-name="T16">ponownie wyświetlane po upływie</text:span> … Jeżeli użytkownik zezwoli na wysłanie, raport <text:span text:style-name="T17">zostaje uzupełniony o opcjonalne informacje wprowadzone przez użytkownika (mail i komunikat), a następnie</text:span> zostaje przeniesiony do folderu ~/.obci/crash_reports_to_send. <text:span text:style-name="T16">Po pomyślnym wysłaniu</text:span> raport zostani<text:span text:style-name="T16">e </text:span>usunięty z komputera użytkownika. Jeżeli z jakiegoś powodu nie można wysłać raportu (np. brak połączenia z internetem lub odmowa serwera) raport pozostaje w folderze ~/.obci/crash_reports_to_send. <text:span text:style-name="T16">Po upływie … / po … próbach raport zostaje przeniesiony do folderu ~/.obci/crash_reports_send_failed, a system przestaje podejmować próby wysłania.</text:span> <text:s/></text:p>
      <text:p text:style-name="P79"/>
      <text:p text:style-name="P27">Cel</text:p>
      <text:p text:style-name="P32">Weryfikacja poprawności działania mechanizmu <text:span text:style-name="T3">przesyłania</text:span> błędów <text:span text:style-name="T26">na podstawie powyższego opisu</text:span>.</text:p>
      <text:p text:style-name="P35"/>
      <text:p text:style-name="P72">Założenia początkowe</text:p>
      <text:p text:style-name="P65">Testy przeprowadzane są na komputerze z systemem Ubuntu16.04, z zainstalowanymi pakietami obci i Svarog. <text:span text:style-name="T21">Warunkiem koniecznym wygenerowania “crash report” jest pojawienie się błędu. Dlatego na potrzeby testowania systemu zapisywania błędów należy przyjąć zestaw błędów, które generowane będą celowo. </text:span></text:p>
      <text:p text:style-name="P85"/>
      <text:p text:style-name="P26">Kryterium akceptacji testów</text:p>
      <text:p text:style-name="P25"><text:span text:style-name="T5">Przejście wszystkich testów jednostkowych. </text:span>Wszystkie “<text:span text:style-name="T3">crash report”</text:span> zostały przesłane do Sentry, jeżeli użytkownik nie zażądał inaczej. <text:span text:style-name="T3">Raporty nie przesłane (czy to z woli użytkownika, czy z powodu braku połączenia z internetem) znajdują się w przewidzianym na to miejscu.</text:span></text:p>
      <text:p text:style-name="P91"/>
      <text:p text:style-name="P16">Scenariusze testowe:</text:p>
      <text:p text:style-name="P16"/>
      <text:p text:style-name="P10"><text:span text:style-name="T35">3.</text:span>1 Po wystąpieniu błędu użytkownik anuluje wysyłanie</text:p>
      <text:p text:style-name="P10"><text:span text:style-name="T35">3.</text:span>2 Po wystąpieniu błędu użytkownik wysyła raport <text:span text:style-name="T33">bez dodatkowych informacji</text:span></text:p>
      <text:p text:style-name="P11"><text:span text:style-name="T35">3.</text:span>3 Po wystąpieniu błędu użytkownik wysyła raport z mail-em</text:p>
      <text:p text:style-name="P11"><text:span text:style-name="T35">3.</text:span>4 Po wystąpieniu błędu użytkownik wysyła raport z mail-em i dodatkową informacją.</text:p>
      <text:p text:style-name="P10"/>
      <text:p text:style-name="P10"><text:span text:style-name="T35">3.5</text:span> Po wystąpieniu błędu użytko<text:span text:style-name="T33">w</text:span>nik wysyła raport (brak połączenia z internetem)</text:p>
      <text:p text:style-name="P11"><text:span text:style-name="T35">3.</text:span>6 Odzyskanie połączenia z internetem.</text:p>
      <text:p text:style-name="P11"/>
      <text:p text:style-name="P11"><text:span text:style-name="T35">3.</text:span>7 Po wystąpieniu błędu użytkownik wysyła raport (odmowa serwera Sentry)</text:p>
      <text:p text:style-name="P11"><text:span text:style-name="T35">3.</text:span>8 Uzyskanie zgody serwera.</text:p>
      <text:p text:style-name="P11"/>
      <text:p text:style-name="P11"><text:span text:style-name="T35">3.</text:span>9 Uzytkownik wielkokrotnie anuluje wysyłanie.</text:p>
      <text:p text:style-name="P11"><text:span text:style-name="T35">3.</text:span>10 Użytkownik wysyła raport z błędu, który wystąpił pod koniec realizacji długiego eksperymentu.</text:p>
      <text:p text:style-name="P11"/>
      <text:p text:style-name="P11"><text:span text:style-name="T35">3.</text:span>11 Test przeniesienia raportu do crash_reports_send_failed.</text:p>
      <text:p text:style-name="P11"/>
      <text:p text:style-name="P12">Po przeprowadzeniu każdego ze scenariuszy należy przejrzeć zawartość katalogów ./obci/crash_reports, ~/.obci/crash_reports_to_send, ~/.obci/crash_reports_send_failed. Porównać <text:s/><text:soft-page-break/>ją z oczekiwanym rezultatem. <text:span text:style-name="T33">Przed uruchomieniem kolejengo scenariusza należy usunąć zawartość folderu ~/.obci</text:span></text:p>
      <text:p text:style-name="P2"/>
      <text:p text:style-name="P107"><text:span text:style-name="T4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7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5.1.4.2$Linux_X86_64 LibreOffice_project/10m0$Build-2</meta:generator>
    <meta:editing-duration>PT4H8M1S</meta:editing-duration>
    <meta:editing-cycles>15</meta:editing-cycles>
    <dc:date>2016-12-08T19:37:38.769390837</dc:date>
    <meta:document-statistic meta:table-count="0" meta:image-count="0" meta:object-count="0" meta:page-count="11" meta:paragraph-count="222" meta:word-count="1985" meta:character-count="15226" meta:non-whitespace-character-count="13438"/>
  </office:meta>
</office:document-meta>
</file>